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15in" fo:margin-left="-0.075in" style:page-number="auto" table:align="left" style:writing-mode="lr-tb"/>
    </style:style>
    <style:style style:name="Table1.A" style:family="table-column">
      <style:table-column-properties style:column-width="2.9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4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 style:data-style-name="N0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2.9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1.4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 style:data-style-name="N0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15in" fo:margin-left="-0.075in" table:align="left" style:writing-mode="lr-tb"/>
    </style:style>
    <style:style style:name="Table3.A" style:family="table-column">
      <style:table-column-properties style:column-width="3.075in"/>
    </style:style>
    <style:style style:name="Table3.B" style:family="table-column">
      <style:table-column-properties style:column-width="1.625in"/>
    </style:style>
    <style:style style:name="Table3.C" style:family="table-column">
      <style:table-column-properties style:column-width="1.4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1" style:family="table-cell" style:data-style-name="N0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Mendel Glickman</text:span></text:span><text:span text:style-name="T1"><text:line-break/></text:span><text:span text:style-name="checkprintstyle"><text:span text:style-name="T1">P.O.Box 18391</text:span></text:span><text:span text:style-name="T1"><text:line-break/></text:span><text:span text:style-name="checkprintstyle"><text:span text:style-name="T1">Jerusalem Israel</text:span></text:span></text:p>
            <text:p text:style-name="P2"/>
          </table:table-cell>
          <table:table-cell table:style-name="Table1.B1" office:value-type="float" office:value="150">
            <text:p text:style-name="P1">150</text:p>
          </table:table-cell>
          <table:table-cell table:style-name="Table1.A1" office:value-type="string">
            <text:p text:style-name="P1">Personal business checks below</text:p>
            <text:p text:style-name="P1">5153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Yakov Eliezer Braun</text:span></text:span><text:span text:style-name="T1"><text:line-break/></text:span><text:span text:style-name="checkprintstyle"><text:span text:style-name="T1">Batei Ungarin 611</text:span></text:span><text:span text:style-name="T1"><text:line-break/></text:span><text:span text:style-name="checkprintstyle"><text:span text:style-name="T1">Jerusalem Israel</text:span></text:span></text:p>
            <text:p text:style-name="P2"/>
          </table:table-cell>
          <table:table-cell table:style-name="Table1.B1" office:value-type="float" office:value="125">
            <text:p text:style-name="P1">125</text:p>
          </table:table-cell>
          <table:table-cell table:style-name="Table1.A1" office:value-type="string">
            <text:p text:style-name="P1">5154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Nachum Glickman</text:span></text:span><text:span text:style-name="T1"><text:line-break/></text:span><text:span text:style-name="checkprintstyle"><text:span text:style-name="T1">P.O.Box 6374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1.B1" office:value-type="float" office:value="125">
            <text:p text:style-name="P1">125</text:p>
          </table:table-cell>
          <table:table-cell table:style-name="Table1.A1" office:value-type="string">
            <text:p text:style-name="P1">5155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Israel Glickman</text:span></text:span><text:span text:style-name="T1"><text:line-break/></text:span><text:span text:style-name="checkprintstyle"><text:span text:style-name="T1">P.O.Box 6374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1.B1" office:value-type="float" office:value="125">
            <text:p text:style-name="P1">125</text:p>
          </table:table-cell>
          <table:table-cell table:style-name="Table1.A1" office:value-type="string">
            <text:p text:style-name="P1">5156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Aharon Solomon</text:span></text:span><text:span text:style-name="T1"><text:line-break/></text:span><text:span text:style-name="checkprintstyle"><text:span text:style-name="T1">Rechov Yoel 4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1.B1" office:value-type="float" office:value="100">
            <text:p text:style-name="P1">100</text:p>
          </table:table-cell>
          <table:table-cell table:style-name="Table1.A1" office:value-type="string">
            <text:p text:style-name="P1">5157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Standard"><text:span text:style-name="checkprintstyle"><text:span text:style-name="T1">Bracha Porush</text:span></text:span><text:span text:style-name="T1"><text:line-break/></text:span><text:span text:style-name="checkprintstyle"><text:span text:style-name="T1">Rechov Givat Shaul 20</text:span></text:span><text:span text:style-name="T1"><text:line-break/></text:span><text:span text:style-name="checkprintstyle"><text:span text:style-name="T1">PO Box 6417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1.B1" office:value-type="float" office:value="100">
            <text:p text:style-name="P1">100</text:p>
          </table:table-cell>
          <table:table-cell table:style-name="Table1.A1" office:value-type="string">
            <text:p text:style-name="P1">5158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/>
            <text:p text:style-name="Standard"><text:span text:style-name="checkprintstyle"><text:span text:style-name="T1">Yosef Porush</text:span></text:span><text:span text:style-name="T1"><text:line-break/></text:span><text:span text:style-name="checkprintstyle"><text:span text:style-name="T1">Rechov Givat Shaul 20</text:span></text:span><text:span text:style-name="T1"><text:line-break/></text:span><text:span text:style-name="checkprintstyle"><text:span text:style-name="T1">PO Box 6417</text:span></text:span><text:span text:style-name="T1"><text:line-break/></text:span><text:span text:style-name="checkprintstyle"><text:span text:style-name="T1">Jerusalem 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5159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Standard"/>
            <text:p text:style-name="Standard"/>
            <text:p text:style-name="Standard"><text:span text:style-name="checkprintstyle"><text:span text:style-name="T1">Abraham Gutstein</text:span></text:span><text:span text:style-name="T1"><text:line-break/></text:span><text:span text:style-name="checkprintstyle"><text:span text:style-name="T1">Batei Ungarin, 1</text:span></text:span><text:span text:style-name="T1"><text:line-break/></text:span><text:span text:style-name="checkprintstyle"><text:span text:style-name="T1">P.O.Box 50623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4117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Standard"><text:span text:style-name="checkprintstyle"><text:span text:style-name="T1">Abraham Mordechai Porush</text:span></text:span><text:span text:style-name="T1"><text:line-break/></text:span><text:span text:style-name="checkprintstyle"><text:span text:style-name="T1">P.O.Box 5384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4118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Standard"><text:span text:style-name="checkprintstyle"><text:span text:style-name="T1">David Glickman</text:span></text:span><text:span text:style-name="T1"><text:line-break/></text:span><text:span text:style-name="checkprintstyle"><text:span text:style-name="T1">C/O Mr. Y. Bayer</text:span></text:span><text:span text:style-name="T1"><text:line-break/></text:span><text:span text:style-name="checkprintstyle"><text:span text:style-name="T1">P.O.Box 5333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4119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Standard"><text:span text:style-name="checkprintstyle"><text:span text:style-name="T1">Sarah Jaffe</text:span></text:span><text:span text:style-name="T1"><text:line-break/></text:span><text:span text:style-name="checkprintstyle"><text:span text:style-name="T1">P.O.Box 36041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4120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Standard"><text:span text:style-name="checkprintstyle"><text:span text:style-name="T1">Shlomo Yakov Gutstein</text:span></text:span><text:span text:style-name="T1"><text:line-break/></text:span><text:span text:style-name="checkprintstyle"><text:span text:style-name="T1">5 Shemarya Street</text:span></text:span><text:span text:style-name="T1"><text:line-break/></text:span><text:span text:style-name="checkprintstyle"><text:span text:style-name="T1">P.O.Box 5777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2.B1" office:value-type="float" office:value="100">
            <text:p text:style-name="P1">100</text:p>
          </table:table-cell>
          <table:table-cell table:style-name="Table2.A1" office:value-type="string">
            <text:p text:style-name="P1">4121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/>
            <text:p text:style-name="Standard"><text:span text:style-name="checkprintstyle"><text:span text:style-name="T1">Shlomo Zalman Porush</text:span></text:span><text:span text:style-name="T1"><text:line-break/></text:span><text:span text:style-name="checkprintstyle"><text:span text:style-name="T1">P.O.Box 6436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3.B1" office:value-type="float" office:value="100">
            <text:p text:style-name="P1">100</text:p>
          </table:table-cell>
          <table:table-cell table:style-name="Table3.A1" office:value-type="string">
            <text:p text:style-name="P1">4122</text:p>
          </table:table-cell>
        </table:table-row>
        <table:table-row table:style-name="Table3.1">
          <table:table-cell table:style-name="Table3.A1" office:value-type="string">
            <text:p text:style-name="P1"/>
            <text:p text:style-name="Standard"><text:span text:style-name="checkprintstyle"><text:span text:style-name="T1">Yakov Porush</text:span></text:span><text:span text:style-name="T1"><text:line-break/></text:span><text:span text:style-name="checkprintstyle"><text:span text:style-name="T1">POBox 6354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3.B1" office:value-type="float" office:value="100">
            <text:p text:style-name="P1">100</text:p>
          </table:table-cell>
          <table:table-cell table:style-name="Table3.A1" office:value-type="string">
            <text:p text:style-name="P1">4123</text:p>
          </table:table-cell>
        </table:table-row>
        <table:table-row table:style-name="Table3.1">
          <table:table-cell table:style-name="Table3.A1" office:value-type="string">
            <text:p text:style-name="P1"/>
            <text:p text:style-name="Standard"><text:span text:style-name="checkprintstyle"><text:span text:style-name="T1">Yosef Glick</text:span></text:span><text:span text:style-name="T1"><text:line-break/></text:span><text:span text:style-name="checkprintstyle"><text:span text:style-name="T1">PO Box 36303</text:span></text:span><text:span text:style-name="T1"><text:line-break/></text:span><text:span text:style-name="checkprintstyle"><text:span text:style-name="T1">Jerusalem Israel</text:span></text:span></text:p>
            <text:p text:style-name="Standard"/>
          </table:table-cell>
          <table:table-cell table:style-name="Table3.B1" office:value-type="float" office:value="100">
            <text:p text:style-name="P1">100</text:p>
          </table:table-cell>
          <table:table-cell table:style-name="Table3.A1" office:value-type="string">
            <text:p text:style-name="P1">4124</text:p>
          </table:table-cell>
        </table:table-row>
        <table:table-row table:style-name="Table3.1">
          <table:table-cell table:style-name="Table3.A1" office:value-type="string">
            <text:p text:style-name="P1"><text:span text:style-name="checkprintstyle"><text:span text:style-name="T1"/></text:span></text:p>
            <text:p text:style-name="P1"><text:span text:style-name="checkprintstyle"><text:span text:style-name="T1">Rachel Mizrachi</text:span></text:span></text:p>
            <text:p text:style-name="P1"><text:span text:style-name="checkprintstyle"><text:span text:style-name="T1">31 Eli Hacohen St.</text:span></text:span></text:p>
            <text:p text:style-name="P1"><text:span text:style-name="checkprintstyle"><text:span text:style-name="T1">Jerusalem Israel</text:span></text:span></text:p>
            <text:p text:style-name="P1"><text:span text:style-name="checkprintstyle"><text:span text:style-name="T1"/></text:span></text:p>
          </table:table-cell>
          <table:table-cell table:style-name="Table3.B1" office:value-type="float" office:value="100">
            <text:p text:style-name="P1">100</text:p>
          </table:table-cell>
          <table:table-cell table:style-name="Table3.A1" office:value-type="string">
            <text:p text:style-name="P1">4125</text:p>
          </table:table-cell>
        </table:table-row>
        <table:table-row table:style-name="Table3.1">
          <table:table-cell table:style-name="Table3.A1" office:value-type="string">
            <text:p text:style-name="P1"><text:span text:style-name="checkprintstyle"><text:span text:style-name="T1">Naftali Glickman</text:span></text:span></text:p>
            <text:p text:style-name="P1"><text:span text:style-name="checkprintstyle"><text:span text:style-name="T1">POBox 36064</text:span></text:span></text:p>
            <text:p text:style-name="P1"><text:span text:style-name="checkprintstyle"><text:span text:style-name="T1">Jerusalem Israel</text:span></text:span></text:p>
          </table:table-cell>
          <table:table-cell table:style-name="Table3.B1" office:value-type="float" office:value="100">
            <text:p text:style-name="P1">100</text:p>
          </table:table-cell>
          <table:table-cell table:style-name="Table3.A1" office:value-type="string">
            <text:p text:style-name="P1">4126</text:p>
          </table:table-cell>
        </table:table-row>
        <table:table-row table:style-name="Table3.1">
          <table:table-cell table:style-name="Table3.A1" office:value-type="string">
            <text:p text:style-name="P1"><text:span text:style-name="checkprintstyle"><text:span text:style-name="T1">Mr. Korenblit</text:span></text:span></text:p>
            <text:p text:style-name="P1"><text:span text:style-name="checkprintstyle"><text:span text:style-name="T1">POBox 6436</text:span></text:span></text:p>
            <text:p text:style-name="P1"><text:span text:style-name="checkprintstyle"><text:span text:style-name="T1">Jerusalem Israel</text:span></text:span></text:p>
          </table:table-cell>
          <table:table-cell table:style-name="Table3.A1" office:value-type="string">
            <text:p text:style-name="P1">125</text:p>
          </table:table-cell>
          <table:table-cell table:style-name="Table3.A1" office:value-type="string">
            <text:p text:style-name="P1">4127</text:p>
          </table:table-cell>
        </table:table-row>
        <table:table-row table:style-name="Table3.1">
          <table:table-cell table:style-name="Table3.A1" office:value-type="string">
            <text:p text:style-name="P3">Rabbi Chaim Dov Altusky</text:p>
            <text:p text:style-name="P3">Yeshiva Torah Ore</text:p>
            <text:p text:style-name="P3">3 Sorotzkin St. , Mattersdorf, Jerusalem, Israel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4128</text:p>
          </table:table-cell>
        </table:table-row>
        <table:table-row table:style-name="Table3.1">
          <table:table-cell table:style-name="Table3.A1" office:value-type="string">
            <text:p text:style-name="P3">Roman Shmarakov</text:p>
          </table:table-cell>
          <table:table-cell table:style-name="Table3.A1" office:value-type="string">
            <text:p text:style-name="P1">200</text:p>
          </table:table-cell>
          <table:table-cell table:style-name="Table3.A1" office:value-type="string">
            <text:p text:style-name="P1">WesternUnion wi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" style:display-name="WW-Default Paragraph Font" style:family="text"/>
    <style:style style:name="WW-Absatz-Standardschriftart111" style:family="text"/>
    <style:style style:name="WW-Absatz-Standardschriftart1111" style:family="text"/>
    <style:style style:name="WW-Default_20_Paragraph_20_Font1" style:display-name="WW-Default Paragraph Font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Default_20_Paragraph_20_Font11" style:display-name="WW-Default Paragraph Font11" style:family="text"/>
    <style:style style:name="WW-Absatz-Standardschriftart11111111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checkprintstyle" style:family="text" style:parent-style-name="WW-Default_20_Paragraph_20_Font11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initial-creator>mkerzner</meta:initial-creator>
    <meta:creation-date>2006-12-27T14:23:00</meta:creation-date>
    <dc:date>2012-05-11T17:08:05</dc:date>
    <meta:print-date>2009-07-07T16:32:19.04</meta:print-date>
    <meta:editing-cycles>75</meta:editing-cycles>
    <meta:editing-duration>PT5H3M57S</meta:editing-duration>
    <meta:document-statistic meta:table-count="3" meta:image-count="0" meta:object-count="0" meta:page-count="3" meta:paragraph-count="69" meta:word-count="198" meta:character-count="1201" meta:non-whitespace-character-count="1071"/>
    <meta:user-defined meta:name="Info 1"/>
    <meta:user-defined meta:name="Info 2"/>
    <meta:user-defined meta:name="Info 3"/>
    <meta:user-defined meta:name="Info 4"/>
  </office:meta>
</office:document-meta>
</file>